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58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 fo:border="0.74pt solid #000000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8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8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4"/>
        <table:table-column table:style-name="co6" table:number-columns-repeated="1015" table:default-cell-style-name="ce2"/>
        <table:table-row table:style-name="ro1">
          <table:table-cell table:style-name="ce58" table:number-columns-repeated="6"/>
          <table:table-cell table:number-columns-repeated="1016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5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5">
            <text:p>2</text:p>
          </table:table-cell>
          <table:table-cell table:style-name="ce9" office:value-type="string" calcext:value-type="string" table:number-columns-spanned="1" table:number-rows-spanned="5">
            <text:p>Class 02 (2022-10-16)</text:p>
          </table:table-cell>
          <table:table-cell table:style-name="ce13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Default"/>
          <table:table-cell table:style-name="ce77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table-cell table:style-name="ce13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77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9" office:value-type="float" office:value="3" calcext:value-type="float" table:number-columns-spanned="1" table:number-rows-spanned="4">
            <text:p>3</text:p>
          </table:table-cell>
          <table:table-cell table:style-name="ce9" office:value-type="string" calcext:value-type="string" table:number-columns-spanned="1" table:number-rows-spanned="4">
            <text:p>Class 03 (2022-10-26)</text:p>
          </table:table-cell>
          <table:covered-table-cell table:style-name="ce13"/>
          <table:table-cell table:style-name="ce77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58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7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65" office:value-type="string" calcext:value-type="string" table:number-columns-spanned="1" table:number-rows-spanned="2">
            <text:p>Class 04 (2022-10-30)</text:p>
          </table:table-cell>
          <table:covered-table-cell table:style-name="ce13"/>
          <table:table-cell table:style-name="ce78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9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 table:number-columns-spanned="1" table:number-rows-spanned="3">
            <text:p>Class 05 (2022-11-06)</text:p>
          </table:table-cell>
          <table:table-cell table:style-name="ce13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2" table:style-name="ce7"/>
          <table:covered-table-cell table:style-name="ce14"/>
          <table:table-cell table:style-name="ce70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Class 06 (2022-11-12)</text:p>
          </table:table-cell>
          <table:table-cell table:style-name="ce16" office:value-type="string" calcext:value-type="string" table:number-columns-spanned="1" table:number-rows-spanned="2">
            <text:p>JS Revision</text:p>
          </table:table-cell>
          <table:table-cell table:style-name="ce79" table:number-columns-spanned="1" table:number-rows-spann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lass 07 (2022-11-13)</text:p>
          </table:table-cell>
          <table:covered-table-cell table:number-columns-repeated="2" table:style-name="ce1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4"/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6"/>
        </table:table-row>
        <table:table-row table:style-name="ro1">
          <table:table-cell table:style-name="ce58" table:number-columns-repeated="6"/>
          <table:table-cell table:number-columns-repeated="1016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Class 08 (2022-11-20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6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lass 09 (2022-11-26)</text:p>
          </table:table-cell>
          <table:covered-table-cell table:number-columns-repeated="2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Class 10 (2022-11-27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4)</text:a></text:p>
          </table:table-cell>
          <table:covered-table-cell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1" table:number-rows-spanned="2">
            <text:p>Class 11 (2022-12-04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13" office:value-type="string" calcext:value-type="string" table:number-columns-spanned="1" table:number-rows-spanned="3">
            <text:p><text:a xlink:href="https://github.com/hassan-ak/wmd-ts-number-game" xlink:type="simple">Number Guessing Game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covered-table-cell table:style-name="ce14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Class 12 (2022-12-09)</text:p>
          </table:table-cell>
          <table:table-cell table:style-name="ce7"/>
          <table:covered-table-cell table:style-name="ce7"/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3" calcext:value-type="float">
            <text:p>13</text:p>
          </table:table-cell>
          <table:table-cell table:style-name="ce6" office:value-type="string" calcext:value-type="string">
            <text:p>Class 13 (2022-12-11)</text:p>
          </table:table-cell>
          <table:table-cell table:style-name="ce72" office:value-type="string" calcext:value-type="string">
            <text:p><text:a xlink:href="https://github.com/panaverse/learn-typescript" xlink:type="simple">Learn Typescript (Step 06 - 10)</text:a></text:p>
          </table:table-cell>
          <table:table-cell table:style-name="ce13" office:value-type="string" calcext:value-type="string" table:number-columns-spanned="1" table:number-rows-spanned="2">
            <text:p><text:a xlink:href="https://github.com/hassan-ak/wmd-ts-atm" xlink:type="simple">ATM</text:a></text:p>
          </table:table-cell>
          <table:table-cell table:style-name="ce80"/>
          <table:table-cell table:number-columns-repeated="1016"/>
        </table:table-row>
        <table:table-row table:style-name="ro4">
          <table:table-cell table:style-name="ce58"/>
          <table:table-cell table:style-name="ce66" office:value-type="float" office:value="14" calcext:value-type="float">
            <text:p>14</text:p>
          </table:table-cell>
          <table:table-cell table:style-name="ce6" office:value-type="string" calcext:value-type="string">
            <text:p>Class 14 (2022-12-16)</text:p>
          </table:table-cell>
          <table:table-cell table:style-name="ce72"/>
          <table:covered-table-cell table:style-name="ce7"/>
          <table:table-cell table:style-name="ce58"/>
          <table:table-cell table:number-columns-repeated="1016"/>
        </table:table-row>
        <table:table-row table:style-name="ro4">
          <table:table-cell table:style-name="ce58"/>
          <table:table-cell table:style-name="ce6" office:value-type="float" office:value="15" calcext:value-type="float" table:number-columns-spanned="1" table:number-rows-spanned="5">
            <text:p>15</text:p>
          </table:table-cell>
          <table:table-cell table:style-name="ce6" office:value-type="string" calcext:value-type="string" table:number-columns-spanned="1" table:number-rows-spanned="5">
            <text:p>Class 15 (2022-12-18)</text:p>
          </table:table-cell>
          <table:table-cell table:style-name="ce17" office:value-type="string" calcext:value-type="string" table:number-columns-spanned="1" table:number-rows-spanned="5">
            <text:p><text:a xlink:href="https://github.com/panaverse/learn-typescript" xlink:type="simple">Learn Typescript (Step 11)</text:a></text:p>
          </table:table-cell>
          <table:table-cell table:style-name="ce7" office:value-type="string" calcext:value-type="string">
            <text:p><text:a xlink:href="https://github.com/hassan-ak/wmd-ts-todo-list" xlink:type="simple">Todo List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3"/>
          <table:covered-table-cell table:style-name="ce17"/>
          <table:table-cell table:style-name="ce7" office:value-type="string" calcext:value-type="string">
            <text:p><text:a xlink:href="https://github.com/hassan-ak/wmd-ts-currency-converter" xlink:type="simple">Currency Conver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word-counter" xlink:type="simple">Word Counter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student-management-system" xlink:type="simple">Student Management System</text:a></text:p>
          </table:table-cell>
          <table:table-cell table:style-name="ce58"/>
          <table:table-cell table:number-columns-repeated="1016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ts-university-management-system" xlink:type="simple">University Management System</text:a></text:p>
          </table:table-cell>
          <table:table-cell table:style-name="ce58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1 (2022-10-10)</text:p>
          </table:table-cell>
          <table:table-cell table:style-name="ce13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9" table:number-columns-spanned="1" table:number-rows-spanned="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covered-table-cell table:style-name="ce13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lass 03 (2022-10-17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Class 04 (2022-10-24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Class 05 (2022-10-31)</text:p>
          </table:table-cell>
          <table:covered-table-cell table:style-name="ce7"/>
          <table:covered-table-cell table:style-name="ce14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9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7" calcext:value-type="float">
            <text:p>7</text:p>
          </table:table-cell>
          <table:table-cell table:style-name="ce9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8" calcext:value-type="float">
            <text:p>8</text:p>
          </table:table-cell>
          <table:table-cell table:style-name="ce9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4">
          <table:table-cell table:style-name="ce58"/>
          <table:table-cell table:style-name="ce60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4" table:style-name="ce4"/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58"/>
          <table:table-cell table:style-name="ce66" office:value-type="float" office:value="9" calcext:value-type="float">
            <text:p>9</text:p>
          </table:table-cell>
          <table:table-cell table:style-name="ce9" office:value-type="string" calcext:value-type="string">
            <text:p>Class 09 (2022-11-28)</text:p>
          </table:table-cell>
          <table:table-cell table:style-name="ce7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0" calcext:value-type="float">
            <text:p>10</text:p>
          </table:table-cell>
          <table:table-cell table:style-name="ce9" office:value-type="string" calcext:value-type="string">
            <text:p>Class 10 (2022-12-05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6" office:value-type="float" office:value="11" calcext:value-type="float">
            <text:p>11</text:p>
          </table:table-cell>
          <table:table-cell table:style-name="ce9" office:value-type="string" calcext:value-type="string">
            <text:p>Class 11 (2022-12-12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5d - 10)</text:a></text:p>
          </table:table-cell>
          <table:table-cell table:style-name="ce7"/>
          <table:table-cell table:style-name="ce58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58"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9" office:value-type="string" calcext:value-type="string" table:number-columns-spanned="1" table:number-rows-spanned="2">
            <text:p>Class 12 (2022-12-17)</text:p>
          </table:table-cell>
          <table:table-cell table:style-name="ce17" office:value-type="string" calcext:value-type="string">
            <text:p><text:a xlink:href="https://github.com/panaverse/learn-typescript" xlink:type="simple">Learn Typescript (Step 11- 12a)</text:a></text:p>
          </table:table-cell>
          <table:table-cell table:style-name="ce9" table:number-columns-spanned="1" table:number-rows-spanned="2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7"/>
          <table:table-cell table:style-name="ce58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style-name="ce4"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86" office:value-type="string" calcext:value-type="string">
            <text:p>Introduction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6"/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8" office:value-type="string" calcext:value-type="string" table:number-columns-spanned="1" table:number-rows-spanned="4">
            <text:p>Class 02 (2022-10-15)</text:p>
          </table:table-cell>
          <table:table-cell table:style-name="ce13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table-cell table:style-name="ce13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7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lass 03 (2022-10-22)</text:p>
          </table:table-cell>
          <table:table-cell table:style-name="ce86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77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3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8" office:value-type="string" calcext:value-type="string" table:number-columns-spanned="1" table:number-rows-spanned="6">
            <text:p>Class 06 (2022-11-12)</text:p>
          </table:table-cell>
          <table:table-cell table:style-name="ce13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4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85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88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7"/>
          <table:table-cell table:style-name="ce14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7"/>
          <table:covered-table-cell table:style-name="ce66"/>
          <table:covered-table-cell table:style-name="ce86"/>
          <table:table-cell table:style-name="ce14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58"/>
          <table:table-cell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2">
          <table:table-cell table:style-name="ce58"/>
          <table:table-cell table:style-name="ce60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4"/>
          <table:table-cell table:style-name="ce58"/>
          <table:table-cell table:style-name="ce4" table:number-columns-repeated="1018"/>
        </table:table-row>
        <table:table-row table:style-name="ro2">
          <table:table-cell table:style-name="ce58"/>
          <table:covered-table-cell table:number-columns-repeated="4" table:style-name="ce4"/>
          <table:table-cell table:style-name="ce58"/>
          <table:table-cell table:style-name="ce4" table:number-columns-repeated="1018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3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2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3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83"/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string" calcext:value-type="string" table:number-columns-spanned="1" table:number-rows-spanned="4">
            <text:p>Class 10 (2022-12-10)</text:p>
          </table:table-cell>
          <table:table-cell table:style-name="ce13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83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1" calcext:value-type="float" table:number-columns-spanned="1" table:number-rows-spanned="5">
            <text:p>11</text:p>
          </table:table-cell>
          <table:table-cell table:style-name="ce6" office:value-type="string" calcext:value-type="string" table:number-columns-spanned="1" table:number-rows-spanned="5">
            <text:p>Class 11 (2022-12-11)</text:p>
          </table:table-cell>
          <table:table-cell table:style-name="ce13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6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58"/>
          <table:table-cell table:number-columns-repeated="1018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58" table:number-columns-repeated="6"/>
          <table:table-cell table:number-columns-repeated="1018"/>
        </table:table-row>
        <table:table-row table:style-name="ro3">
          <table:table-cell table:style-name="ce58"/>
          <table:table-cell table:style-name="ce62" office:value-type="string" calcext:value-type="string">
            <text:p>Sr. No.</text:p>
          </table:table-cell>
          <table:table-cell table:style-name="ce62" office:value-type="string" calcext:value-type="string">
            <text:p>Class No</text:p>
          </table:table-cell>
          <table:table-cell table:style-name="ce62" office:value-type="string" calcext:value-type="string">
            <text:p>Topics</text:p>
          </table:table-cell>
          <table:table-cell table:style-name="ce62" office:value-type="string" calcext:value-type="string">
            <text:p>Assignments</text:p>
          </table:table-cell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9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4" table:number-columns-spanned="1" table:number-rows-spanned="13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9"/>
          <table:table-cell table:style-name="ce86" office:value-type="string" calcext:value-type="string">
            <text:p>Create a simple lambda function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style-name="ce6"/>
          <table:covered-table-cell table:style-name="ce79"/>
          <table:table-cell table:style-name="ce86" office:value-type="string" calcext:value-type="string">
            <text:p>Create a simple API using AWS console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Create a basic cdk app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Class 02 (2022-11-10)</text:p>
          </table:table-cell>
          <table:table-cell table:style-name="ce68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4"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86" office:value-type="string" calcext:value-type="string">
            <text:p>Introduction of Postman</text:p>
          </table:table-cell>
          <table:covered-table-cell table:style-name="ce77"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5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88"/>
          <table:table-cell table:number-columns-repeated="1018"/>
        </table:table-row>
        <table:table-row table:style-name="ro4">
          <table:table-cell table:style-name="ce58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9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35" table:number-columns-spanned="1" table:number-rows-spanned="3"/>
          <table:table-cell table:number-columns-repeated="1018"/>
        </table:table-row>
        <table:table-row table:style-name="ro4">
          <table:table-cell table:style-name="ce58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58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21:14:36.9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0T21:24:40.854000000</dc:date>
    <meta:editing-duration>PT11H2M26S</meta:editing-duration>
    <meta:editing-cycles>296</meta:editing-cycles>
    <meta:generator>LibreOffice/7.3.3.2$Windows_X86_64 LibreOffice_project/d1d0ea68f081ee2800a922cac8f79445e4603348</meta:generator>
    <meta:document-statistic meta:table-count="4" meta:cell-count="229" meta:object-count="0"/>
  </office:meta>
</office:document-meta>
</file>